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45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optimised reference" table:style-name="ta1">
        <table:shapes>
          <draw:frame draw:z-index="0" draw:style-name="gr1" draw:text-style-name="P1" svg:width="159.85mm" svg:height="90.05mm" svg:x="26.97mm" svg:y="109.16mm">
            <draw:object draw:notify-on-update-of-ranges="'Unoptimised reference'.B4:'Unoptimised reference'.B4 'Unoptimised reference'.C4:'Unoptimised reference'.I4 'Unoptimised reference'.B5:'Unoptimised reference'.B5 'Unoptimised reference'.C5:'Unoptimised reference'.I5 'Unoptimised reference'.C4:'Unoptimised reference'.I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3mm" svg:height="90.04mm" svg:x="271.28mm" svg:y="107.31mm">
            <draw:object draw:notify-on-update-of-ranges="'Unoptimised reference'.B7:'Unoptimised reference'.B7 'Unoptimised reference'.C7:'Unoptimised reference'.J7 'Unoptimised reference'.B8:'Unoptimised reference'.B8 'Unoptimised reference'.C8:'Unoptimised reference'.J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Unoptimised referen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iteration coun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335" calcext:value-type="float">
            <text:p>0.335</text:p>
          </table:table-cell>
          <table:table-cell office:value-type="float" office:value="1.62" calcext:value-type="float">
            <text:p>1.62</text:p>
          </table:table-cell>
          <table:table-cell office:value-type="float" office:value="3.151" calcext:value-type="float">
            <text:p>3.151</text:p>
          </table:table-cell>
          <table:table-cell office:value-type="float" office:value="15.963" calcext:value-type="float">
            <text:p>15.963</text:p>
          </table:table-cell>
          <table:table-cell office:value-type="float" office:value="31.783" calcext:value-type="float">
            <text:p>31.78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imension Nx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float" office:value="0.173" calcext:value-type="float">
            <text:p>0.173</text:p>
          </table:table-cell>
          <table:table-cell office:value-type="float" office:value="0.744" calcext:value-type="float">
            <text:p>0.744</text:p>
          </table:table-cell>
          <table:table-cell office:value-type="float" office:value="1.735" calcext:value-type="float">
            <text:p>1.735</text:p>
          </table:table-cell>
          <table:table-cell office:value-type="float" office:value="2.82" calcext:value-type="float">
            <text:p>2.82</text:p>
          </table:table-cell>
          <table:table-cell office:value-type="float" office:value="4.156" calcext:value-type="float">
            <text:p>4.156</text:p>
          </table:table-cell>
          <table:table-cell office:value-type="float" office:value="6.344" calcext:value-type="float">
            <text:p>6.344</text:p>
          </table:table-cell>
          <table:table-cell office:value-type="float" office:value="8.498" calcext:value-type="float">
            <text:p>8.498</text:p>
          </table:table-cell>
          <table:table-cell office:value-type="float" office:value="10.696" calcext:value-type="float">
            <text:p>10.696</text:p>
          </table:table-cell>
        </table:table-row>
      </table:table>
      <table:table table:name="Optimised reference" table:style-name="ta1">
        <table:shapes>
          <draw:frame draw:z-index="0" draw:style-name="gr1" draw:text-style-name="P1" svg:width="129.57mm" svg:height="90.04mm" svg:x="22.83mm" svg:y="72.78mm">
            <draw:object draw:notify-on-update-of-ranges="'Optimised reference'.B3:'Optimised reference'.B3 'Optimised reference'.C3:'Optimised reference'.I3 'Optimised reference'.B4:'Optimised reference'.B4 'Optimised reference'.C4:'Optimised reference'.I4 'Optimised reference'.B5:'Optimised reference'.B5 'Optimised reference'.C5:'Optimised reference'.I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83mm" svg:height="90.04mm" svg:x="174.68mm" svg:y="79.42mm">
            <draw:object draw:notify-on-update-of-ranges="'Optimised reference'.C7:'Optimised reference'.J7 'Optimised reference'.C10:'Optimised reference'.J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ax iteration coun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ecution time (optimised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13" calcext:value-type="float">
            <text:p>0.13</text:p>
          </table:table-cell>
          <table:table-cell office:value-type="float" office:value="0.649" calcext:value-type="float">
            <text:p>0.649</text:p>
          </table:table-cell>
          <table:table-cell office:value-type="float" office:value="1.265" calcext:value-type="float">
            <text:p>1.265</text:p>
          </table:table-cell>
          <table:table-cell office:value-type="float" office:value="6.052" calcext:value-type="float">
            <text:p>6.052</text:p>
          </table:table-cell>
          <table:table-cell office:value-type="float" office:value="12.021" calcext:value-type="float">
            <text:p>12.0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335" calcext:value-type="float">
            <text:p>0.335</text:p>
          </table:table-cell>
          <table:table-cell office:value-type="float" office:value="1.62" calcext:value-type="float">
            <text:p>1.62</text:p>
          </table:table-cell>
          <table:table-cell office:value-type="float" office:value="3.151" calcext:value-type="float">
            <text:p>3.151</text:p>
          </table:table-cell>
          <table:table-cell office:value-type="float" office:value="15.963" calcext:value-type="float">
            <text:p>15.963</text:p>
          </table:table-cell>
          <table:table-cell office:value-type="float" office:value="31.783" calcext:value-type="float">
            <text:p>31.78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imension Nx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Execution time (optimised)</text:p>
          </table:table-cell>
          <table:table-cell office:value-type="float" office:value="0.076" calcext:value-type="float">
            <text:p>0.076</text:p>
          </table:table-cell>
          <table:table-cell office:value-type="float" office:value="0.277" calcext:value-type="float">
            <text:p>0.277</text:p>
          </table:table-cell>
          <table:table-cell office:value-type="float" office:value="0.684" calcext:value-type="float">
            <text:p>0.684</text:p>
          </table:table-cell>
          <table:table-cell office:value-type="float" office:value="1.061" calcext:value-type="float">
            <text:p>1.061</text:p>
          </table:table-cell>
          <table:table-cell office:value-type="float" office:value="1.663" calcext:value-type="float">
            <text:p>1.663</text:p>
          </table:table-cell>
          <table:table-cell office:value-type="float" office:value="2.446" calcext:value-type="float">
            <text:p>2.446</text:p>
          </table:table-cell>
          <table:table-cell office:value-type="float" office:value="3.415" calcext:value-type="float">
            <text:p>3.415</text:p>
          </table:table-cell>
          <table:table-cell office:value-type="float" office:value="4.443" calcext:value-type="float">
            <text:p>4.443</text:p>
          </table:table-cell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float" office:value="0.173" calcext:value-type="float">
            <text:p>0.173</text:p>
          </table:table-cell>
          <table:table-cell office:value-type="float" office:value="0.744" calcext:value-type="float">
            <text:p>0.744</text:p>
          </table:table-cell>
          <table:table-cell office:value-type="float" office:value="1.735" calcext:value-type="float">
            <text:p>1.735</text:p>
          </table:table-cell>
          <table:table-cell office:value-type="float" office:value="2.82" calcext:value-type="float">
            <text:p>2.82</text:p>
          </table:table-cell>
          <table:table-cell office:value-type="float" office:value="4.156" calcext:value-type="float">
            <text:p>4.156</text:p>
          </table:table-cell>
          <table:table-cell office:value-type="float" office:value="6.344" calcext:value-type="float">
            <text:p>6.344</text:p>
          </table:table-cell>
          <table:table-cell office:value-type="float" office:value="8.498" calcext:value-type="float">
            <text:p>8.498</text:p>
          </table:table-cell>
          <table:table-cell office:value-type="float" office:value="10.696" calcext:value-type="float">
            <text:p>10.696</text:p>
          </table:table-cell>
        </table:table-row>
        <table:table-row table:style-name="ro1">
          <table:table-cell table:number-columns-repeated="2"/>
          <table:table-cell table:formula="of:=[.C9]/[.C8]" office:value-type="float" office:value="2.27631578947368" calcext:value-type="float">
            <text:p>2.27631578947368</text:p>
          </table:table-cell>
          <table:table-cell table:formula="of:=[.D9]/[.D8]" office:value-type="float" office:value="2.68592057761733" calcext:value-type="float">
            <text:p>2.68592057761733</text:p>
          </table:table-cell>
          <table:table-cell table:formula="of:=[.E9]/[.E8]" office:value-type="float" office:value="2.53654970760234" calcext:value-type="float">
            <text:p>2.53654970760234</text:p>
          </table:table-cell>
          <table:table-cell table:formula="of:=[.F9]/[.F8]" office:value-type="float" office:value="2.65786993402451" calcext:value-type="float">
            <text:p>2.65786993402451</text:p>
          </table:table-cell>
          <table:table-cell table:formula="of:=[.G9]/[.G8]" office:value-type="float" office:value="2.4990980156344" calcext:value-type="float">
            <text:p>2.4990980156344</text:p>
          </table:table-cell>
          <table:table-cell table:formula="of:=[.H9]/[.H8]" office:value-type="float" office:value="2.59362224039248" calcext:value-type="float">
            <text:p>2.59362224039248</text:p>
          </table:table-cell>
          <table:table-cell table:formula="of:=[.I9]/[.I8]" office:value-type="float" office:value="2.48843338213763" calcext:value-type="float">
            <text:p>2.48843338213763</text:p>
          </table:table-cell>
          <table:table-cell table:formula="of:=[.J9]/[.J8]" office:value-type="float" office:value="2.40738239927977" calcext:value-type="float">
            <text:p>2.40738239927977</text:p>
          </table:table-cell>
        </table:table-row>
      </table:table>
      <table:table table:name="Sheet3" table:style-name="ta2">
        <table:table-column table:style-name="co1" table:default-cell-style-name="Default"/>
        <table:table-row table:style-name="ro1">
          <table:table-cell/>
        </table:table-row>
      </table:table>
      <table:table table:name="max_iter" table:style-name="ta1">
        <table:shapes>
          <draw:frame draw:z-index="0" draw:style-name="gr1" draw:text-style-name="P1" svg:width="159.97mm" svg:height="90.05mm" svg:x="26.43mm" svg:y="41.7mm">
            <draw:object draw:notify-on-update-of-ranges="max_iter.B2:max_iter.B2 max_iter.C2:max_iter.H2 max_iter.B3:max_iter.B3 max_iter.C3:max_iter.H3 max_iter.B4:max_iter.B4 max_iter.C4:max_iter.H4 max_iter.B5:max_iter.B5 max_iter.C5:max_iter.H5 max_iter.B6:max_iter.B6 max_iter.C6:max_iter.H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ax_it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float" office:value="0.022" calcext:value-type="float">
            <text:p>0.022</text:p>
          </table:table-cell>
          <table:table-cell office:value-type="float" office:value="0.276" calcext:value-type="float">
            <text:p>0.276</text:p>
          </table:table-cell>
          <table:table-cell office:value-type="float" office:value="0.973" calcext:value-type="float">
            <text:p>0.973</text:p>
          </table:table-cell>
          <table:table-cell office:value-type="float" office:value="1.768" calcext:value-type="float">
            <text:p>1.768</text:p>
          </table:table-cell>
          <table:table-cell office:value-type="float" office:value="3.558" calcext:value-type="float">
            <text:p>3.558</text:p>
          </table:table-cell>
          <table:table-cell office:value-type="float" office:value="7.026" calcext:value-type="float">
            <text:p>7.026</text:p>
          </table:table-cell>
        </table:table-row>
        <table:table-row table:style-name="ro1">
          <table:table-cell/>
          <table:table-cell office:value-type="string" calcext:value-type="string">
            <text:p>parallel_inner</text:p>
          </table:table-cell>
          <table:table-cell office:value-type="float" office:value="0.023" calcext:value-type="float">
            <text:p>0.0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274" calcext:value-type="float">
            <text:p>0.274</text:p>
          </table:table-cell>
          <table:table-cell office:value-type="float" office:value="0.47" calcext:value-type="float">
            <text:p>0.47</text:p>
          </table:table-cell>
          <table:table-cell office:value-type="float" office:value="0.92" calcext:value-type="float">
            <text:p>0.92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/>
          <table:table-cell office:value-type="string" calcext:value-type="string">
            <text:p>parallel_outer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4" calcext:value-type="float">
            <text:p>0.084</text:p>
          </table:table-cell>
          <table:table-cell office:value-type="float" office:value="0.251" calcext:value-type="float">
            <text:p>0.2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98" calcext:value-type="float">
            <text:p>0.89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parallel_both</text:p>
          </table:table-cell>
          <table:table-cell office:value-type="float" office:value="0.023" calcext:value-type="float">
            <text:p>0.023</text:p>
          </table:table-cell>
          <table:table-cell office:value-type="float" office:value="0.087" calcext:value-type="float">
            <text:p>0.087</text:p>
          </table:table-cell>
          <table:table-cell office:value-type="float" office:value="0.237" calcext:value-type="float">
            <text:p>0.237</text:p>
          </table:table-cell>
          <table:table-cell office:value-type="float" office:value="0.458" calcext:value-type="float">
            <text:p>0.458</text:p>
          </table:table-cell>
          <table:table-cell office:value-type="float" office:value="0.889" calcext:value-type="float">
            <text:p>0.889</text:p>
          </table:table-cell>
          <table:table-cell office:value-type="float" office:value="1.788" calcext:value-type="float">
            <text:p>1.788</text:p>
          </table:table-cell>
        </table:table-row>
      </table:table>
      <table:table table:name="dimension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imension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allel_inn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allel_out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allel_both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21:02:55.890808248</meta:creation-date>
    <meta:generator>LibreOffice/6.0.7.3$Linux_X86_64 LibreOffice_project/00m0$Build-3</meta:generator>
    <dc:date>2019-01-23T23:56:53.572394431</dc:date>
    <meta:editing-duration>PT1H48M19S</meta:editing-duration>
    <meta:editing-cycles>4</meta:editing-cycles>
    <meta:document-statistic meta:table-count="5" meta:cell-count="1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row-mapping="0" chart:style-name="ch1">
        <chart:title svg:x="5.714cm" svg:y="0.316cm" chart:style-name="ch2">
          <text:p>max_iter_versus_time</text:p>
        </chart:title>
        <chart:legend chart:legend-position="end" svg:x="12.34cm" svg:y="4.204cm" style:legend-expansion="high" chart:style-name="ch3"/>
        <chart:plot-area chart:style-name="ch4" table:cell-range-address="'Unoptimised reference'.B4:'Unoptimised reference'.I5" chart:data-source-has-labels="both" svg:x="1.33cm" svg:y="1.275cm" svg:width="10.691cm" svg:height="6.57cm">
          <chartooo:coordinate-region svg:x="1.951cm" svg:y="1.474cm" svg:width="9.421cm" svg:height="5.724cm"/>
          <chart:axis chart:dimension="x" chart:name="primary-x" chart:style-name="ch5" chartooo:axis-type="auto">
            <chart:title svg:x="5.612cm" svg:y="8.025cm" chart:style-name="ch6">
              <text:p>Max iterations</text:p>
            </chart:title>
            <chart:categories table:cell-range-address="'Unoptimised reference'.C4:'Unoptimised reference'.I4"/>
          </chart:axis>
          <chart:axis chart:dimension="y" chart:name="primary-y" chart:style-name="ch5">
            <chart:title svg:x="0.451cm" svg:y="5.226cm" chart:style-name="ch7">
              <text:p>Time (S)</text:p>
            </chart:title>
            <chart:grid chart:style-name="ch8" chart:class="major"/>
          </chart:axis>
          <chart:series chart:style-name="ch9" chart:values-cell-range-address="'Unoptimised reference'.C5:'Unoptimised reference'.I5" chart:label-cell-address="'Unoptimised reference'.B5:'Unoptimised reference'.B5" chart:class="chart:scatter">
            <chart:domain table:cell-range-address="'Unoptimised reference'.C4:'Unoptimised reference'.I4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Unoptimised reference'.C4:'Unoptimised reference'.I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Unoptimised reference'.C4:'Unoptimised reference'.I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Execution time</text:p>
                <draw:g>
                  <svg:desc>'Unoptimised reference'.B5:'Unoptimised reference'.B5</svg:desc>
                </draw:g>
              </table:table-cell>
              <table:table-cell office:value-type="float" office:value="0.002">
                <text:p>0.002</text:p>
                <draw:g>
                  <svg:desc>'Unoptimised reference'.C5:'Unoptimised reference'.I5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335">
                <text:p>0.335</text:p>
              </table:table-cell>
              <table:table-cell office:value-type="float" office:value="1.62">
                <text:p>1.62</text:p>
              </table:table-cell>
              <table:table-cell office:value-type="float" office:value="3.151">
                <text:p>3.151</text:p>
              </table:table-cell>
              <table:table-cell office:value-type="float" office:value="15.963">
                <text:p>15.963</text:p>
              </table:table-cell>
              <table:table-cell office:value-type="float" office:value="31.783">
                <text:p>31.7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scatter" chart:style-name="ch1">
        <chart:title svg:x="5.582cm" svg:y="0.316cm" chart:style-name="ch2">
          <text:p>dimension_versus_time</text:p>
        </chart:title>
        <chart:legend chart:legend-position="end" svg:x="12.368cm" svg:y="4.203cm" style:legend-expansion="high" chart:style-name="ch3"/>
        <chart:plot-area chart:style-name="ch4" table:cell-range-address="'Unoptimised reference'.B7:'Unoptimised reference'.J8" chart:data-source-has-labels="column" svg:x="1.331cm" svg:y="1.275cm" svg:width="10.717cm" svg:height="6.569cm">
          <chartooo:coordinate-region svg:x="1.767cm" svg:y="1.474cm" svg:width="9.909cm" svg:height="5.723cm"/>
          <chart:axis chart:dimension="x" chart:name="primary-x" chart:style-name="ch5">
            <chart:title svg:x="5.388cm" svg:y="8.024cm" chart:style-name="ch6">
              <text:p>Dimension (NxN)</text:p>
            </chart:title>
          </chart:axis>
          <chart:axis chart:dimension="y" chart:name="primary-y" chart:style-name="ch5">
            <chart:title svg:x="0.451cm" svg:y="5.198cm" chart:style-name="ch7">
              <text:p>Time (s)</text:p>
            </chart:title>
            <chart:grid chart:style-name="ch8" chart:class="major"/>
          </chart:axis>
          <chart:series chart:style-name="ch9" chart:values-cell-range-address="'Unoptimised reference'.C8:'Unoptimised reference'.J8" chart:label-cell-address="'Unoptimised reference'.B8:'Unoptimised reference'.B8" chart:class="chart:scatter">
            <chart:domain table:cell-range-address="'Unoptimised reference'.C7:'Unoptimised reference'.J7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Unoptimised reference'.C7:'Unoptimised reference'.J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Execution time</text:p>
                <draw:g>
                  <svg:desc>'Unoptimised reference'.B8:'Unoptimised reference'.B8</svg:desc>
                </draw:g>
              </table:table-cell>
              <table:table-cell office:value-type="float" office:value="0.173">
                <text:p>0.173</text:p>
                <draw:g>
                  <svg:desc>'Unoptimised reference'.C8:'Unoptimised reference'.J8</svg:desc>
                </draw:g>
              </table:table-cell>
              <table:table-cell office:value-type="float" office:value="0.744">
                <text:p>0.744</text:p>
              </table:table-cell>
              <table:table-cell office:value-type="float" office:value="1.735">
                <text:p>1.735</text:p>
              </table:table-cell>
              <table:table-cell office:value-type="float" office:value="2.82">
                <text:p>2.82</text:p>
              </table:table-cell>
              <table:table-cell office:value-type="float" office:value="4.156">
                <text:p>4.156</text:p>
              </table:table-cell>
              <table:table-cell office:value-type="float" office:value="6.344">
                <text:p>6.344</text:p>
              </table:table-cell>
              <table:table-cell office:value-type="float" office:value="8.498">
                <text:p>8.498</text:p>
              </table:table-cell>
              <table:table-cell office:value-type="float" office:value="10.696">
                <text:p>10.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58cm" svg:height="9.005cm" xlink:href=".." xlink:type="simple" chart:class="chart:scatter" chart:style-name="ch1">
        <chart:title svg:x="3.353cm" svg:y="0.316cm" chart:style-name="ch2">
          <text:p>release_max_iter_versus_time</text:p>
        </chart:title>
        <chart:legend chart:legend-position="end" svg:x="9.312cm" svg:y="3.755cm" style:legend-expansion="high" chart:style-name="ch3"/>
        <chart:plot-area chart:style-name="ch4" table:cell-range-address="'Optimised reference'.B3:'Optimised reference'.I5" chart:data-source-has-labels="both" svg:x="1.27cm" svg:y="1.275cm" svg:width="7.783cm" svg:height="6.569cm">
          <chartooo:coordinate-region svg:x="1.891cm" svg:y="1.275cm" svg:width="7.021cm" svg:height="4.924cm"/>
          <chart:axis chart:dimension="x" chart:name="primary-x" chart:style-name="ch5" chartooo:axis-type="auto">
            <chart:title svg:x="4.482cm" svg:y="8.024cm" chart:style-name="ch6">
              <text:p>max_iter</text:p>
            </chart:title>
            <chart:categories table:cell-range-address="'Optimised reference'.C3:'Optimised reference'.I3"/>
          </chart:axis>
          <chart:axis chart:dimension="y" chart:name="primary-y" chart:style-name="ch5">
            <chart:title svg:x="0.451cm" svg:y="4.921cm" chart:style-name="ch7">
              <text:p>time</text:p>
            </chart:title>
            <chart:grid chart:style-name="ch8" chart:class="major"/>
          </chart:axis>
          <chart:series chart:style-name="ch9" chart:values-cell-range-address="'Optimised reference'.C4:'Optimised reference'.I4" chart:label-cell-address="'Optimised reference'.B4:'Optimised reference'.B4" chart:class="chart:scatter">
            <chart:domain table:cell-range-address="'Optimised reference'.C3:'Optimised reference'.I3"/>
            <chart:data-point chart:repeated="7"/>
          </chart:series>
          <chart:series chart:style-name="ch10" chart:values-cell-range-address="'Optimised reference'.C5:'Optimised reference'.I5" chart:label-cell-address="'Optimised reference'.B5:'Optimised reference'.B5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Optimised reference'.C3:'Optimised reference'.I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Execution time (optimised)</text:p>
                <draw:g>
                  <svg:desc>'Optimised reference'.B4:'Optimised reference'.B4</svg:desc>
                </draw:g>
              </table:table-cell>
              <table:table-cell office:value-type="float" office:value="0.002">
                <text:p>0.002</text:p>
                <draw:g>
                  <svg:desc>'Optimised reference'.C4:'Optimised reference'.I4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13">
                <text:p>0.13</text:p>
              </table:table-cell>
              <table:table-cell office:value-type="float" office:value="0.649">
                <text:p>0.649</text:p>
              </table:table-cell>
              <table:table-cell office:value-type="float" office:value="1.265">
                <text:p>1.265</text:p>
              </table:table-cell>
              <table:table-cell office:value-type="float" office:value="6.052">
                <text:p>6.052</text:p>
              </table:table-cell>
              <table:table-cell office:value-type="float" office:value="12.021">
                <text:p>12.021</text:p>
              </table:table-cell>
            </table:table-row>
            <table:table-row>
              <table:table-cell office:value-type="string">
                <text:p>Execution time</text:p>
                <draw:g>
                  <svg:desc>'Optimised reference'.B5:'Optimised reference'.B5</svg:desc>
                </draw:g>
              </table:table-cell>
              <table:table-cell office:value-type="float" office:value="0.002">
                <text:p>0.002</text:p>
                <draw:g>
                  <svg:desc>'Optimised reference'.C5:'Optimised reference'.I5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335">
                <text:p>0.335</text:p>
              </table:table-cell>
              <table:table-cell office:value-type="float" office:value="1.62">
                <text:p>1.62</text:p>
              </table:table-cell>
              <table:table-cell office:value-type="float" office:value="3.151">
                <text:p>3.151</text:p>
              </table:table-cell>
              <table:table-cell office:value-type="float" office:value="15.963">
                <text:p>15.963</text:p>
              </table:table-cell>
              <table:table-cell office:value-type="float" office:value="31.783">
                <text:p>31.7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title svg:x="4.721cm" svg:y="0.316cm" chart:style-name="ch2">
          <text:p>release_dimension_versus_time</text:p>
        </chart:title>
        <chart:legend chart:legend-position="end" svg:x="13.344cm" svg:y="4.203cm" style:legend-expansion="high" chart:style-name="ch3"/>
        <chart:plot-area chart:style-name="ch4" table:cell-range-address="'Optimised reference'.C7:'Optimised reference'.J7 'Optimised reference'.C10:'Optimised reference'.J10" chart:data-source-has-labels="row" svg:x="1.33cm" svg:y="1.275cm" svg:width="11.695cm" svg:height="6.569cm">
          <chartooo:coordinate-region svg:x="2.057cm" svg:y="1.474cm" svg:width="10.781cm" svg:height="5.723cm"/>
          <chart:axis chart:dimension="x" chart:name="primary-x" chart:style-name="ch5">
            <chart:title svg:x="6.802cm" svg:y="8.024cm" chart:style-name="ch6">
              <text:p>NxN</text:p>
            </chart:title>
          </chart:axis>
          <chart:axis chart:dimension="y" chart:name="primary-y" chart:style-name="ch5">
            <chart:title svg:x="0.451cm" svg:y="5.291cm" chart:style-name="ch7">
              <text:p>speed up</text:p>
            </chart:title>
            <chart:grid chart:style-name="ch8" chart:class="major"/>
          </chart:axis>
          <chart:series chart:style-name="ch9" chart:values-cell-range-address="'Optimised reference'.C10:'Optimised reference'.J10" loext:label-string="speedup" chart:class="chart:scatter">
            <chart:domain table:cell-range-address="'Optimised reference'.C7:'Optimised reference'.J7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7</text:p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Optimised reference'.C7:'Optimised reference'.J7</svg:desc>
                </draw:g>
              </table:table-cell>
              <table:table-cell office:value-type="float" office:value="2.27631578947368">
                <text:p>2.27631578947368</text:p>
                <draw:g>
                  <svg:desc>'Optimised reference'.C10:'Optimised reference'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68592057761733">
                <text:p>2.68592057761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53654970760234">
                <text:p>2.53654970760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65786993402451">
                <text:p>2.65786993402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4990980156344">
                <text:p>2.4990980156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.59362224039248">
                <text:p>2.59362224039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.48843338213763">
                <text:p>2.488433382137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.40738239927977">
                <text:p>2.407382399279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6.236cm" svg:y="0.316cm" chart:style-name="ch2">
          <text:p>scaling_max_iter</text:p>
        </chart:title>
        <chart:subtitle svg:x="7.148cm" svg:y="1.275cm" chart:style-name="ch3">
          <text:p>(cpu = 4)</text:p>
        </chart:subtitle>
        <chart:legend chart:legend-position="end" svg:x="13.206cm" svg:y="3.457cm" style:legend-expansion="high" chart:style-name="ch4"/>
        <chart:plot-area chart:style-name="ch5" table:cell-range-address="max_iter.B2:max_iter.H6" chart:data-source-has-labels="both" svg:x="1.33cm" svg:y="2.138cm" svg:width="11.557cm" svg:height="5.707cm">
          <chartooo:coordinate-region svg:x="1.766cm" svg:y="2.337cm" svg:width="11.121cm" svg:height="4.861cm"/>
          <chart:axis chart:dimension="x" chart:name="primary-x" chart:style-name="ch6" chartooo:axis-type="auto">
            <chartooo:date-scale/>
            <chart:title svg:x="6.429cm" svg:y="8.025cm" chart:style-name="ch7">
              <text:p>max_iter</text:p>
            </chart:title>
            <chart:categories table:cell-range-address="max_iter.C2:max_iter.H2"/>
          </chart:axis>
          <chart:axis chart:dimension="y" chart:name="primary-y" chart:style-name="ch8">
            <chart:title svg:x="0.451cm" svg:y="5.577cm" chart:style-name="ch9">
              <text:p>time (s)</text:p>
            </chart:title>
            <chart:grid chart:style-name="ch10" chart:class="major"/>
          </chart:axis>
          <chart:series chart:style-name="ch11" chart:values-cell-range-address="max_iter.C3:max_iter.H3" chart:label-cell-address="max_iter.B3:max_iter.B3" chart:class="chart:bar">
            <chart:data-point chart:repeated="6"/>
          </chart:series>
          <chart:series chart:style-name="ch12" chart:values-cell-range-address="max_iter.C4:max_iter.H4" chart:label-cell-address="max_iter.B4:max_iter.B4" chart:class="chart:bar">
            <chart:data-point chart:repeated="6"/>
          </chart:series>
          <chart:series chart:style-name="ch13" chart:values-cell-range-address="max_iter.C5:max_iter.H5" chart:label-cell-address="max_iter.B5:max_iter.B5" chart:class="chart:bar">
            <chart:data-point chart:repeated="6"/>
          </chart:series>
          <chart:series chart:style-name="ch14" chart:values-cell-range-address="max_iter.C6:max_iter.H6" chart:label-cell-address="max_iter.B6:max_iter.B6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ax_iter.C2:max_iter.H2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</table:table-row>
          </table:table-header-rows>
          <table:table-rows>
            <table:table-row>
              <table:table-cell office:value-type="string">
                <text:p>reference</text:p>
                <draw:g>
                  <svg:desc>max_iter.B3:max_iter.B3</svg:desc>
                </draw:g>
              </table:table-cell>
              <table:table-cell office:value-type="float" office:value="0.022">
                <text:p>0.022</text:p>
                <draw:g>
                  <svg:desc>max_iter.C3:max_iter.H3</svg:desc>
                </draw:g>
              </table:table-cell>
              <table:table-cell office:value-type="float" office:value="0.276">
                <text:p>0.276</text:p>
              </table:table-cell>
              <table:table-cell office:value-type="float" office:value="0.973">
                <text:p>0.973</text:p>
              </table:table-cell>
              <table:table-cell office:value-type="float" office:value="1.768">
                <text:p>1.768</text:p>
              </table:table-cell>
              <table:table-cell office:value-type="float" office:value="3.558">
                <text:p>3.558</text:p>
              </table:table-cell>
              <table:table-cell office:value-type="float" office:value="7.026">
                <text:p>7.026</text:p>
              </table:table-cell>
            </table:table-row>
            <table:table-row>
              <table:table-cell office:value-type="string">
                <text:p>parallel_inner</text:p>
                <draw:g>
                  <svg:desc>max_iter.B4:max_iter.B4</svg:desc>
                </draw:g>
              </table:table-cell>
              <table:table-cell office:value-type="float" office:value="0.023">
                <text:p>0.023</text:p>
                <draw:g>
                  <svg:desc>max_iter.C4:max_iter.H4</svg:desc>
                </draw:g>
              </table:table-cell>
              <table:table-cell office:value-type="float" office:value="0.084">
                <text:p>0.084</text:p>
              </table:table-cell>
              <table:table-cell office:value-type="float" office:value="0.274">
                <text:p>0.274</text:p>
              </table:table-cell>
              <table:table-cell office:value-type="float" office:value="0.47">
                <text:p>0.47</text:p>
              </table:table-cell>
              <table:table-cell office:value-type="float" office:value="0.92">
                <text:p>0.9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parallel_outer</text:p>
                <draw:g>
                  <svg:desc>max_iter.B5:max_iter.B5</svg:desc>
                </draw:g>
              </table:table-cell>
              <table:table-cell office:value-type="float" office:value="0.026">
                <text:p>0.026</text:p>
                <draw:g>
                  <svg:desc>max_iter.C5:max_iter.H5</svg:desc>
                </draw:g>
              </table:table-cell>
              <table:table-cell office:value-type="float" office:value="0.084">
                <text:p>0.084</text:p>
              </table:table-cell>
              <table:table-cell office:value-type="float" office:value="0.251">
                <text:p>0.251</text:p>
              </table:table-cell>
              <table:table-cell office:value-type="float" office:value="0.466">
                <text:p>0.466</text:p>
              </table:table-cell>
              <table:table-cell office:value-type="float" office:value="0.898">
                <text:p>0.89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parallel_both</text:p>
                <draw:g>
                  <svg:desc>max_iter.B6:max_iter.B6</svg:desc>
                </draw:g>
              </table:table-cell>
              <table:table-cell office:value-type="float" office:value="0.023">
                <text:p>0.023</text:p>
                <draw:g>
                  <svg:desc>max_iter.C6:max_iter.H6</svg:desc>
                </draw:g>
              </table:table-cell>
              <table:table-cell office:value-type="float" office:value="0.087">
                <text:p>0.087</text:p>
              </table:table-cell>
              <table:table-cell office:value-type="float" office:value="0.237">
                <text:p>0.237</text:p>
              </table:table-cell>
              <table:table-cell office:value-type="float" office:value="0.458">
                <text:p>0.458</text:p>
              </table:table-cell>
              <table:table-cell office:value-type="float" office:value="0.889">
                <text:p>0.889</text:p>
              </table:table-cell>
              <table:table-cell office:value-type="float" office:value="1.788">
                <text:p>1.7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